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DejaVu Sans1" fo:font-size="8pt" officeooo:rsid="0014cb17" officeooo:paragraph-rsid="000f8952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DejaVu Sans1" fo:font-size="11pt" fo:font-weight="bold" officeooo:rsid="00083208" officeooo:paragraph-rsid="00083208" style:font-size-asian="11pt" style:font-weight-asian="bold" style:font-size-complex="11pt" style:font-weight-complex="bold"/>
    </style:style>
    <style:style style:name="P3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1" fo:font-size="14pt" fo:font-weight="bold" officeooo:rsid="00083208" officeooo:paragraph-rsid="000e17da" style:font-size-asian="14pt" style:font-weight-asian="bold" style:font-size-complex="14pt" style:font-weight-complex="bold"/>
    </style:style>
    <style:style style:name="P4" style:family="paragraph" style:parent-style-name="Standard" style:master-page-name="">
      <style:paragraph-properties fo:margin-top="18pt" fo:margin-bottom="0pt" style:contextual-spacing="false" style:page-number="auto" fo:keep-with-next="always"/>
      <style:text-properties style:font-name="DejaVu Sans1" fo:font-size="14pt" fo:font-weight="bold" officeooo:rsid="00083208" officeooo:paragraph-rsid="00083208" style:font-size-asian="14pt" style:font-weight-asian="bold" style:font-size-complex="14pt" style:font-weight-complex="bold"/>
    </style:style>
    <style:style style:name="P5" style:family="paragraph" style:parent-style-name="Standard" style:master-page-name="">
      <style:paragraph-properties fo:margin-top="18pt" fo:margin-bottom="0pt" style:contextual-spacing="false" style:page-number="auto"/>
      <style:text-properties style:font-name="DejaVu Sans1" fo:font-size="14pt" fo:font-weight="bold" officeooo:rsid="00083208" officeooo:paragraph-rsid="00083208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18pt" fo:margin-bottom="0pt" style:contextual-spacing="false" fo:break-before="page"/>
      <style:text-properties style:font-name="DejaVu Sans1" fo:font-size="14pt" fo:font-weight="bold" officeooo:rsid="00083208" officeooo:paragraph-rsid="00083208" style:font-size-asian="14pt" style:font-weight-asian="bold" style:font-size-complex="14pt" style:font-weight-complex="bold"/>
    </style:style>
    <style:style style:name="P7" style:family="paragraph" style:parent-style-name="Standard" style:master-page-name="">
      <style:paragraph-properties fo:text-align="center" style:justify-single-word="false" style:page-number="auto"/>
      <style:text-properties style:font-name="DejaVu Sans1" fo:font-size="14pt" fo:font-weight="bold" officeooo:rsid="000e8d04" officeooo:paragraph-rsid="00083208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6.01pt" fo:margin-bottom="0pt" style:contextual-spacing="false"/>
      <style:text-properties style:font-name="DejaVu Sans1" fo:font-size="10.5pt" fo:font-weight="normal" officeooo:rsid="0008cbf6" officeooo:paragraph-rsid="0008cbf6" style:font-size-asian="10.5pt" style:font-weight-asian="normal" style:font-size-complex="10.5pt" style:font-weight-complex="normal"/>
    </style:style>
    <style:style style:name="P9" style:family="paragraph" style:parent-style-name="Standard" style:master-page-name="">
      <style:paragraph-properties fo:margin-left="0pt" fo:margin-right="-11.99pt" fo:margin-top="6.01pt" fo:margin-bottom="0pt" style:contextual-spacing="false" fo:text-indent="0pt" style:auto-text-indent="false" style:page-number="auto" fo:keep-with-next="always"/>
      <style:text-properties style:font-name="DejaVu Sans1" fo:font-size="10.5pt" fo:font-weight="normal" officeooo:rsid="000c70d4" officeooo:paragraph-rsid="000c70d4" style:font-size-asian="10.5pt" style:font-weight-asian="normal" style:font-size-complex="10.5pt" style:font-weight-complex="normal"/>
    </style:style>
    <style:style style:name="P10" style:family="paragraph" style:parent-style-name="Standard" style:master-page-name="">
      <style:paragraph-properties fo:margin-left="0pt" fo:margin-right="-11.99pt" fo:margin-top="6.01pt" fo:margin-bottom="0pt" style:contextual-spacing="false" fo:text-indent="0pt" style:auto-text-indent="false" style:page-number="auto"/>
      <style:text-properties style:font-name="DejaVu Sans1" fo:font-size="10.5pt" fo:font-weight="normal" officeooo:rsid="0008cbf6" officeooo:paragraph-rsid="00188164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margin-left="0pt" fo:margin-right="-11.99pt" fo:margin-top="6.01pt" fo:margin-bottom="0pt" style:contextual-spacing="false" fo:text-indent="0pt" style:auto-text-indent="false"/>
      <style:text-properties style:font-name="DejaVu Sans1" fo:font-size="10.5pt" fo:font-weight="normal" officeooo:rsid="000c70d4" officeooo:paragraph-rsid="000c70d4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margin-left="0pt" fo:margin-right="-11.99pt" fo:margin-top="6.01pt" fo:margin-bottom="0pt" style:contextual-spacing="false" fo:text-indent="0pt" style:auto-text-indent="false"/>
      <style:text-properties style:font-name="DejaVu Sans1" fo:font-size="10.5pt" fo:font-weight="normal" officeooo:rsid="0008cbf6" officeooo:paragraph-rsid="00188164" style:font-size-asian="10.5pt" style:font-weight-asian="normal" style:font-size-complex="10.5pt" style:font-weight-complex="normal"/>
    </style:style>
    <style:style style:name="P13" style:family="paragraph" style:parent-style-name="Standard" style:master-page-name="">
      <style:paragraph-properties fo:margin-left="11.99pt" fo:margin-right="-11.99pt" fo:margin-top="6.01pt" fo:margin-bottom="0pt" style:contextual-spacing="false" fo:keep-together="always" fo:text-indent="0pt" style:auto-text-indent="false" style:page-number="auto" fo:keep-with-next="always"/>
      <style:text-properties style:font-name="DejaVu Sans1" fo:font-size="11pt" fo:font-weight="normal" officeooo:rsid="000d3f74" officeooo:paragraph-rsid="000d3f74" style:font-size-asian="9.60000038146973pt" style:font-weight-asian="normal" style:font-size-complex="11pt" style:font-weight-complex="normal"/>
    </style:style>
    <style:style style:name="P14" style:family="paragraph" style:parent-style-name="Footnote">
      <style:text-properties style:font-name="DejaVu Sans1" fo:font-size="8pt" officeooo:rsid="0010ba8b" officeooo:paragraph-rsid="0010ba8b" style:font-size-asian="8pt" style:font-size-complex="8pt"/>
    </style:style>
    <style:style style:name="P15" style:family="paragraph" style:parent-style-name="Footnote">
      <style:text-properties style:font-name="DejaVu Sans1" fo:font-size="8pt" officeooo:rsid="000edfdb" officeooo:paragraph-rsid="000edfdb" style:font-size-asian="8pt" style:font-size-complex="8pt"/>
    </style:style>
    <style:style style:name="P16" style:family="paragraph" style:parent-style-name="Footnote">
      <style:text-properties style:font-name="Liberation Sans" fo:font-size="8pt" officeooo:rsid="000edfdb" officeooo:paragraph-rsid="000edfdb" style:font-size-asian="8pt" style:font-size-complex="8pt"/>
    </style:style>
    <style:style style:name="P17" style:family="paragraph" style:parent-style-name="Standard">
      <style:paragraph-properties fo:margin-left="18pt" fo:margin-right="0pt" fo:margin-top="2.01pt" fo:margin-bottom="0pt" style:contextual-spacing="false" fo:text-indent="0pt" style:auto-text-indent="false"/>
      <style:text-properties style:font-name="DejaVu Sans1" fo:font-size="10pt" fo:font-weight="normal" officeooo:rsid="000c70d4" officeooo:paragraph-rsid="00113a74" style:font-size-asian="10pt" style:font-weight-asian="normal" style:font-size-complex="10pt" style:font-weight-complex="normal"/>
    </style:style>
    <style:style style:name="P18" style:family="paragraph" style:parent-style-name="Standard" style:master-page-name="">
      <style:paragraph-properties fo:margin-left="18pt" fo:margin-right="0pt" fo:margin-top="2.01pt" fo:margin-bottom="0pt" style:contextual-spacing="false" fo:text-indent="0pt" style:auto-text-indent="false" style:page-number="auto"/>
      <style:text-properties style:font-name="DejaVu Sans1" fo:font-size="10pt" fo:font-weight="normal" officeooo:rsid="000b4e87" officeooo:paragraph-rsid="00113a74" style:font-size-asian="10pt" style:font-weight-asian="normal" style:font-size-complex="10pt" style:font-weight-complex="normal"/>
    </style:style>
    <style:style style:name="P19" style:family="paragraph" style:parent-style-name="Standard" style:master-page-name="">
      <style:paragraph-properties fo:margin-left="11.99pt" fo:margin-right="0pt" fo:margin-top="6.01pt" fo:margin-bottom="0pt" style:contextual-spacing="false" fo:keep-together="always" fo:text-indent="0pt" style:auto-text-indent="false" style:page-number="auto" fo:keep-with-next="always"/>
      <style:text-properties style:font-name="DejaVu Sans1" fo:font-size="11pt" fo:font-weight="normal" officeooo:rsid="000c70d4" officeooo:paragraph-rsid="001827ac" style:font-size-asian="9.60000038146973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margin-left="11.99pt" fo:margin-right="0pt" fo:margin-top="6.01pt" fo:margin-bottom="0pt" style:contextual-spacing="false" fo:keep-together="always" fo:text-indent="0pt" style:auto-text-indent="false" style:page-number="auto" fo:keep-with-next="always"/>
      <style:text-properties style:font-name="DejaVu Sans1" fo:font-size="11pt" fo:font-weight="normal" officeooo:rsid="000d3f74" officeooo:paragraph-rsid="001827ac" style:font-size-asian="9.60000038146973pt" style:font-weight-asian="normal" style:font-size-complex="11pt" style:font-weight-complex="normal"/>
    </style:style>
    <style:style style:name="P21" style:family="paragraph" style:parent-style-name="Standard" style:list-style-name="L1">
      <style:paragraph-properties fo:margin-left="18pt" fo:margin-right="0pt" fo:margin-top="6.01pt" fo:margin-bottom="0pt" style:contextual-spacing="false" fo:text-indent="-18pt" style:auto-text-indent="false">
        <style:tab-stops/>
      </style:paragraph-properties>
      <style:text-properties officeooo:paragraph-rsid="00113a74"/>
    </style:style>
    <style:style style:name="P22" style:family="paragraph" style:parent-style-name="Standard" style:list-style-name="L1">
      <style:paragraph-properties fo:margin-left="18pt" fo:margin-right="0pt" fo:margin-top="6.01pt" fo:margin-bottom="0pt" style:contextual-spacing="false" fo:text-indent="-18pt" style:auto-text-indent="false">
        <style:tab-stops/>
      </style:paragraph-properties>
      <style:text-properties style:font-name="DejaVu Sans1" fo:font-size="10.5pt" fo:font-weight="normal" officeooo:rsid="0009d198" officeooo:paragraph-rsid="00113a74" style:font-size-asian="10.5pt" style:font-weight-asian="normal" style:font-size-complex="10.5pt" style:font-weight-complex="normal"/>
    </style:style>
    <style:style style:name="P23" style:family="paragraph" style:parent-style-name="Standard" style:list-style-name="L1" style:master-page-name="">
      <style:paragraph-properties fo:margin-left="18pt" fo:margin-right="0pt" fo:margin-top="6.01pt" fo:margin-bottom="0pt" style:contextual-spacing="false" fo:text-indent="-18pt" style:auto-text-indent="false" style:page-number="auto">
        <style:tab-stops/>
      </style:paragraph-properties>
      <style:text-properties officeooo:paragraph-rsid="00113a74"/>
    </style:style>
    <style:style style:name="P24" style:family="paragraph" style:parent-style-name="Standard" style:list-style-name="L2">
      <style:paragraph-properties fo:margin-top="18pt" fo:margin-bottom="0pt" style:contextual-spacing="false"/>
      <style:text-properties style:font-name="DejaVu Sans1" fo:font-size="11pt" fo:font-weight="normal" officeooo:rsid="00083208" officeooo:paragraph-rsid="0008cbf6" style:font-size-asian="9.60000038146973pt" style:font-weight-asian="normal" style:font-size-complex="11pt" style:font-weight-complex="normal"/>
    </style:style>
    <style:style style:name="P25" style:family="paragraph" style:parent-style-name="Standard" style:list-style-name="L3">
      <style:paragraph-properties fo:margin-top="18pt" fo:margin-bottom="0pt" style:contextual-spacing="false"/>
      <style:text-properties style:font-name="DejaVu Sans1" fo:font-size="11pt" fo:font-weight="normal" officeooo:rsid="00083208" officeooo:paragraph-rsid="0008cbf6" style:font-size-asian="9.60000038146973pt" style:font-weight-asian="normal" style:font-size-complex="11pt" style:font-weight-complex="normal"/>
    </style:style>
    <style:style style:name="P26" style:family="paragraph" style:parent-style-name="Standard" style:list-style-name="L4">
      <style:paragraph-properties fo:margin-top="18pt" fo:margin-bottom="0pt" style:contextual-spacing="false"/>
      <style:text-properties style:font-name="DejaVu Sans1" fo:font-size="11pt" fo:font-weight="normal" officeooo:rsid="00083208" officeooo:paragraph-rsid="00083208" style:font-size-asian="9.60000038146973pt" style:font-weight-asian="normal" style:font-size-complex="11pt" style:font-weight-complex="normal"/>
    </style:style>
    <style:style style:name="P27" style:family="paragraph" style:parent-style-name="Standard" style:list-style-name="L2">
      <style:paragraph-properties fo:margin-top="18pt" fo:margin-bottom="0pt" style:contextual-spacing="false"/>
      <style:text-properties style:font-name="DejaVu Sans1" fo:font-size="11pt" fo:font-weight="normal" officeooo:rsid="000d3f74" officeooo:paragraph-rsid="000d3f74" style:font-size-asian="9.60000038146973pt" style:font-weight-asian="normal" style:font-size-complex="11pt" style:font-weight-complex="normal"/>
    </style:style>
    <style:style style:name="P28" style:family="paragraph" style:parent-style-name="Standard" style:list-style-name="L3">
      <style:paragraph-properties fo:margin-top="18pt" fo:margin-bottom="0pt" style:contextual-spacing="false"/>
      <style:text-properties style:font-name="DejaVu Sans1" fo:font-size="11pt" fo:font-weight="normal" officeooo:rsid="000d3f74" officeooo:paragraph-rsid="000d3f74" style:font-size-asian="9.60000038146973pt" style:font-weight-asian="normal" style:font-size-complex="11pt" style:font-weight-complex="normal"/>
    </style:style>
    <style:style style:name="P29" style:family="paragraph" style:parent-style-name="Standard" style:list-style-name="L4">
      <style:paragraph-properties fo:margin-top="18pt" fo:margin-bottom="0pt" style:contextual-spacing="false"/>
      <style:text-properties style:font-name="DejaVu Sans1" fo:font-size="11pt" fo:font-weight="normal" officeooo:rsid="000c70d4" officeooo:paragraph-rsid="000c70d4" style:font-size-asian="9.60000038146973pt" style:font-weight-asian="normal" style:font-size-complex="11pt" style:font-weight-complex="normal"/>
    </style:style>
    <style:style style:name="P30" style:family="paragraph" style:parent-style-name="Standard" style:list-style-name="L4" style:master-page-name="">
      <style:paragraph-properties fo:margin-top="18pt" fo:margin-bottom="0pt" style:contextual-spacing="false" style:page-number="auto"/>
      <style:text-properties style:font-name="DejaVu Sans1" fo:font-size="11pt" fo:font-weight="normal" officeooo:rsid="00083208" officeooo:paragraph-rsid="00083208" style:font-size-asian="9.60000038146973pt" style:font-weight-asian="normal" style:font-size-complex="11pt" style:font-weight-complex="normal"/>
    </style:style>
    <style:style style:name="P31" style:family="paragraph">
      <style:paragraph-properties fo:text-align="center"/>
    </style:style>
    <style:style style:name="T1" style:family="text">
      <style:text-properties officeooo:rsid="000f8952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83208" style:font-size-asian="16pt" style:font-size-complex="16pt"/>
    </style:style>
    <style:style style:name="T5" style:family="text">
      <style:text-properties fo:font-size="16pt" officeooo:rsid="000eda23" style:font-size-asian="16pt" style:font-size-complex="16pt"/>
    </style:style>
    <style:style style:name="T6" style:family="text">
      <style:text-properties fo:font-size="16pt" officeooo:rsid="001912eb" style:font-size-asian="16pt" style:font-size-complex="16pt"/>
    </style:style>
    <style:style style:name="T7" style:family="text">
      <style:text-properties style:font-name="DejaVu Sans1"/>
    </style:style>
    <style:style style:name="T8" style:family="text">
      <style:text-properties style:font-name="DejaVu Sans1" fo:font-size="10pt" fo:font-weight="bold" officeooo:rsid="0009d198" style:font-name-asian="Droid Sans Fallback" style:font-size-asian="10pt" style:font-weight-asian="bold" style:font-name-complex="FreeSans" style:font-size-complex="10pt" style:font-weight-complex="bold"/>
    </style:style>
    <style:style style:name="T9" style:family="text">
      <style:text-properties style:font-name="DejaVu Sans1" fo:font-size="10pt" fo:font-weight="bold" officeooo:rsid="0009d198" style:font-size-asian="10pt" style:font-weight-asian="bold" style:font-size-complex="10pt" style:font-weight-complex="bold"/>
    </style:style>
    <style:style style:name="T10" style:family="text">
      <style:text-properties style:font-name="DejaVu Sans1" fo:font-size="10pt" fo:font-weight="normal" officeooo:rsid="0009d198" style:font-name-asian="Droid Sans Fallback" style:font-size-asian="10pt" style:font-weight-asian="normal" style:font-name-complex="FreeSans" style:font-size-complex="10pt" style:font-weight-complex="normal"/>
    </style:style>
    <style:style style:name="T11" style:family="text">
      <style:text-properties style:font-name="DejaVu Sans1" fo:font-size="10pt" fo:font-weight="normal" officeooo:rsid="000c70d4" style:font-name-asian="Droid Sans Fallback" style:font-size-asian="10pt" style:font-weight-asian="normal" style:font-name-complex="FreeSans" style:font-size-complex="10pt" style:font-weight-complex="normal"/>
    </style:style>
    <style:style style:name="T12" style:family="text">
      <style:text-properties style:font-name="DejaVu Sans1" fo:font-size="10pt" fo:font-weight="normal" officeooo:rsid="0009d198" style:font-size-asian="10pt" style:font-weight-asian="normal" style:font-size-complex="10pt" style:font-weight-complex="normal"/>
    </style:style>
    <style:style style:name="T13" style:family="text">
      <style:text-properties style:font-name="DejaVu Sans1" fo:font-size="10pt" fo:font-style="italic" fo:font-weight="normal" officeooo:rsid="000c70d4" style:font-name-asian="Droid Sans Fallback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T14" style:family="text">
      <style:text-properties style:font-name="DejaVu Sans1" fo:font-size="10pt" fo:font-style="italic" fo:font-weight="normal" officeooo:rsid="000b4e87" style:font-name-asian="Droid Sans Fallback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T15" style:family="text">
      <style:text-properties style:font-name="DejaVu Sans1" fo:font-size="10pt" fo:font-style="italic" fo:font-weight="normal" officeooo:rsid="0009d198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style:font-name="DejaVu Sans1" fo:font-size="10pt" fo:font-style="italic" style:text-underline-style="solid" style:text-underline-width="auto" style:text-underline-color="font-color" fo:font-weight="normal" officeooo:rsid="000c70d4" style:font-name-asian="Droid Sans Fallback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T17" style:family="text">
      <style:text-properties style:font-name="DejaVu Sans1" fo:font-size="10pt" fo:font-style="italic" style:text-underline-style="solid" style:text-underline-width="auto" style:text-underline-color="font-color" fo:font-weight="normal" officeooo:rsid="000b4e87" style:font-name-asian="Droid Sans Fallback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T18" style:family="text">
      <style:text-properties style:font-name="DejaVu Sans1" fo:font-size="10pt" fo:font-style="italic" style:text-underline-style="none" fo:font-weight="normal" officeooo:rsid="000c70d4" style:font-name-asian="Droid Sans Fallback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T19" style:family="text">
      <style:text-properties style:font-name="DejaVu Sans1" fo:font-size="10pt" fo:font-style="italic" style:text-underline-style="none" fo:font-weight="normal" officeooo:rsid="000b4e87" style:font-name-asian="Droid Sans Fallback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T20" style:family="text">
      <style:text-properties style:font-name="DejaVu Sans1" fo:font-size="10pt" fo:font-style="normal" fo:font-weight="normal" officeooo:rsid="000c70d4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T21" style:family="text">
      <style:text-properties style:font-name="DejaVu Sans1" fo:font-size="10pt" fo:font-style="normal" fo:font-weight="normal" officeooo:rsid="0035e288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T22" style:family="text">
      <style:text-properties style:font-name="DejaVu Sans1" fo:font-size="10pt" fo:font-style="normal" style:text-underline-style="none" fo:font-weight="normal" officeooo:rsid="000c70d4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T23" style:family="text">
      <style:text-properties style:font-name="DejaVu Sans1" fo:font-size="10pt" fo:font-style="normal" style:text-underline-style="none" fo:font-weight="normal" officeooo:rsid="0035e288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T24" style:family="text">
      <style:text-properties style:font-name="DejaVu Sans1" fo:font-size="8pt" fo:font-weight="bold" officeooo:rsid="0009d198" style:font-name-asian="Droid Sans Fallback" style:font-size-asian="8pt" style:font-weight-asian="bold" style:font-name-complex="FreeSans" style:font-size-complex="8pt" style:font-weight-complex="bold"/>
    </style:style>
    <style:style style:name="T25" style:family="text">
      <style:text-properties style:font-name="DejaVu Sans1" fo:font-size="8pt" fo:font-weight="bold" officeooo:rsid="0009d198" style:font-size-asian="8pt" style:font-weight-asian="bold" style:font-size-complex="8pt" style:font-weight-complex="bold"/>
    </style:style>
    <style:style style:name="T26" style:family="text">
      <style:text-properties style:font-name="DejaVu Sans1" fo:font-size="10.5pt" fo:font-weight="bold" officeooo:rsid="0009d198" style:font-name-asian="Droid Sans Fallback" style:font-size-asian="10.5pt" style:font-weight-asian="bold" style:font-name-complex="FreeSans" style:font-size-complex="10.5pt" style:font-weight-complex="bold"/>
    </style:style>
    <style:style style:name="T27" style:family="text">
      <style:text-properties style:font-name="DejaVu Sans1" style:text-underline-style="none"/>
    </style:style>
    <style:style style:name="T28" style:family="text">
      <style:text-properties officeooo:rsid="0008cbf6"/>
    </style:style>
    <style:style style:name="T29" style:family="text">
      <style:text-properties officeooo:rsid="0009d198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name-asian="Droid Sans Fallback" style:font-weight-asian="bold" style:font-name-complex="FreeSans" style:font-weight-complex="bold"/>
    </style:style>
    <style:style style:name="T32" style:family="text">
      <style:text-properties style:font-name="DejaVu Sans" fo:font-size="10pt" fo:font-weight="normal" officeooo:rsid="0009d198" style:font-name-asian="DejaVu Sans" style:font-size-asian="10pt" style:font-weight-asian="normal" style:font-name-complex="DejaVu Sans" style:font-size-complex="10pt" style:font-weight-complex="normal"/>
    </style:style>
    <style:style style:name="T33" style:family="text">
      <style:text-properties fo:font-style="italic" officeooo:rsid="000c70d4" style:font-style-asian="italic" style:font-style-complex="italic"/>
    </style:style>
    <style:style style:name="T34" style:family="text">
      <style:text-properties fo:font-style="italic" officeooo:rsid="000eda23" style:font-style-asian="italic" style:font-style-complex="italic"/>
    </style:style>
    <style:style style:name="T35" style:family="text">
      <style:text-properties fo:font-style="italic" officeooo:rsid="005fc1bc" style:font-style-asian="italic" style:font-style-complex="italic"/>
    </style:style>
    <style:style style:name="T36" style:family="text">
      <style:text-properties fo:font-style="italic" officeooo:rsid="001912eb" style:font-style-asian="italic" style:font-style-complex="italic"/>
    </style:style>
    <style:style style:name="T37" style:family="text">
      <style:text-properties fo:font-style="italic" style:font-name-asian="Droid Sans Fallback" style:font-style-asian="italic" style:font-name-complex="FreeSans" style:font-style-complex="italic"/>
    </style:style>
    <style:style style:name="T38" style:family="text">
      <style:text-properties fo:font-style="italic" style:text-underline-style="none" style:font-name-asian="Droid Sans Fallback" style:font-style-asian="italic" style:font-name-complex="FreeSans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1" style:family="text">
      <style:text-properties fo:font-style="normal" style:font-name-asian="Droid Sans Fallback" style:font-style-asian="normal" style:font-name-complex="FreeSans" style:font-style-complex="normal"/>
    </style:style>
    <style:style style:name="T42" style:family="text">
      <style:text-properties fo:font-style="normal" style:text-underline-style="none" style:font-style-asian="normal" style:font-style-complex="normal"/>
    </style:style>
    <style:style style:name="T43" style:family="text">
      <style:text-properties fo:font-style="normal" style:text-underline-style="none" style:font-name-asian="Droid Sans Fallback" style:font-style-asian="normal" style:font-name-complex="FreeSans" style:font-style-complex="normal"/>
    </style:style>
    <style:style style:name="T44" style:family="text">
      <style:text-properties fo:font-style="normal" style:text-underline-style="none" officeooo:rsid="000c99bc" style:font-name-asian="Droid Sans Fallback" style:font-style-asian="normal" style:font-name-complex="FreeSans" style:font-style-complex="normal"/>
    </style:style>
    <style:style style:name="T45" style:family="text">
      <style:text-properties fo:font-style="normal" style:text-underline-style="none" officeooo:rsid="000b4e87" style:font-name-asian="Droid Sans Fallback" style:font-style-asian="normal" style:font-name-complex="FreeSans" style:font-style-complex="normal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officeooo:rsid="000c70d4"/>
    </style:style>
    <style:style style:name="T48" style:family="text">
      <style:text-properties officeooo:rsid="000d3f74"/>
    </style:style>
    <style:style style:name="T49" style:family="text">
      <style:text-properties fo:font-size="8pt" fo:font-weight="bold" style:font-name-asian="Droid Sans Fallback" style:font-size-asian="8pt" style:font-weight-asian="bold" style:font-name-complex="FreeSans" style:font-size-complex="8pt" style:font-weight-complex="bold"/>
    </style:style>
    <style:style style:name="T50" style:family="text">
      <style:text-properties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T51" style:family="text">
      <style:text-properties fo:font-size="10pt" style:font-name-asian="Droid Sans Fallback" style:font-size-asian="10pt" style:font-name-complex="FreeSans" style:font-size-complex="10pt"/>
    </style:style>
    <style:style style:name="T52" style:family="text">
      <style:text-properties fo:font-size="10pt" officeooo:rsid="000b4e87" style:font-name-asian="Droid Sans Fallback" style:font-size-asian="10pt" style:font-name-complex="FreeSans" style:font-size-complex="10pt"/>
    </style:style>
    <style:style style:name="T53" style:family="text">
      <style:text-properties fo:font-size="10pt" fo:font-style="italic" officeooo:rsid="000b4e87" style:font-name-asian="Droid Sans Fallback" style:font-size-asian="10pt" style:font-style-asian="italic" style:font-name-complex="FreeSans" style:font-size-complex="10pt" style:font-style-complex="italic"/>
    </style:style>
    <style:style style:name="T54" style:family="text">
      <style:text-properties fo:font-size="10pt" fo:font-style="italic" officeooo:rsid="002b5da7" style:font-name-asian="Droid Sans Fallback" style:font-size-asian="10pt" style:font-style-asian="italic" style:font-name-complex="FreeSans" style:font-size-complex="10pt" style:font-style-complex="italic"/>
    </style:style>
    <style:style style:name="T55" style:family="text">
      <style:text-properties fo:font-size="10pt" fo:font-style="normal" officeooo:rsid="000b4e87" style:font-name-asian="Droid Sans Fallback" style:font-size-asian="10pt" style:font-style-asian="normal" style:font-name-complex="FreeSans" style:font-size-complex="10pt" style:font-style-complex="normal"/>
    </style:style>
    <style:style style:name="T56" style:family="text">
      <style:text-properties fo:font-size="10pt" fo:font-style="normal" officeooo:rsid="000c70d4" style:font-name-asian="Droid Sans Fallback" style:font-size-asian="10pt" style:font-style-asian="normal" style:font-name-complex="FreeSans" style:font-size-complex="10pt" style:font-style-complex="normal"/>
    </style:style>
    <style:style style:name="T57" style:family="text">
      <style:text-properties style:text-underline-style="none"/>
    </style:style>
    <style:style style:name="T58" style:family="text">
      <style:text-properties officeooo:rsid="006bcaee"/>
    </style:style>
    <style:style style:name="T59" style:family="text">
      <style:text-properties officeooo:rsid="005fc1bc"/>
    </style:style>
    <style:style style:name="T60" style:family="text">
      <style:text-properties officeooo:rsid="00708f66"/>
    </style:style>
    <style:style style:name="T61" style:family="text">
      <style:text-properties officeooo:rsid="001912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― </text:span><text:span text:style-name="T3">Ruby </text:span><text:span text:style-name="T4">Repertory: </text:span><text:span text:style-name="T6">(Meta)Mastery</text:span><text:span text:style-name="T2"> ―</text:span></text:p>
      <text:p text:style-name="P2">Scales, Études and <text:span text:style-name="T28">Concerti</text:span></text:p>
      <text:p text:style-name="P3">Intro ― <text:span text:style-name="T47">for </text:span><text:span text:style-name="T33">Ruby Bootcamp </text:span><text:span text:style-name="T36">(Meta)Mastery</text:span><text:span text:style-name="T33"> Class</text:span></text:p>
      <text:p text:style-name="P8">The Ruby Bootcamp classes take a very pragmatic and real-world approach to the program­ming you’re expected to undertake as part of your learning: The professional world you’ll be entering (or are already a part of) is collaborative and team-oriented ― very rarely are you to be expected to create full programs and systems all by yourself.</text:p>
      <text:p text:style-name="P10">Most of the time, you’ll be a part of a software or product development team, and the effective­ness of your own contributions will be gauged on just how well you “play with others” ― your style of communications, your leadership and how you “fit in with” the group, your willingness to put your own ego aside, your creativity, <text:span text:style-name="T60">your productivity, efficiency and effectiveness,</text:span> your open-mindedness... All of these factors and more are part of what’s expected “in the real world” of software development.</text:p>
      <text:p text:style-name="P12">So let’s do that here, right from the beginning! <text:s/><text:span text:style-name="T29">First of all, we’ll draw, whimsically, from the world of classical music:</text:span></text:p>
      <text:list xml:id="list8164157402085668491" text:style-name="L1">
        <text:list-item>
          <text:p text:style-name="P21"><text:span text:style-name="T9">Scales</text:span><text:span text:style-name="T25"> </text:span><text:span text:style-name="T9"><text:note text:id="ftn1" text:note-class="footnote"><text:note-citation>1</text:note-citation><text:note-body><text:p text:style-name="P14">See Wikipedia article: <text:a xlink:type="simple" xlink:href="http://en.wikipedia.org/wiki/Scale_(music)"><text:span text:style-name="T57">en.wikipedia.org/wiki/Scale_(music)</text:span></text:a></text:p></text:note-body></text:note></text:span><text:span text:style-name="T12"> ― Some of the learning </text:span><text:span text:style-name="T15">exercises</text:span><text:span text:style-name="T12"> you’ll do will be small-scaled, like practicing your fingering and keyboard touch by playing C-major and E</text:span><text:span text:style-name="T32">♭</text:span><text:span text:style-name="T10">-minor scales until you get ‘em right. <text:s/>These you can mostly do on your own, as any one of them will take but a few moments to type in (usually into your </text:span><text:span text:style-name="T8">irb</text:span><text:span text:style-name="T10"> REPL tool) and to verify, observe and admire. <text:s/></text:span><text:span text:style-name="T14">Practicing your scales is just about the </text:span><text:span text:style-name="T17">only time</text:span><text:span text:style-name="T19"> you’ll work on your own in Bootcamp classes.</text:span></text:p>
        </text:list-item>
        <text:list-item>
          <text:p text:style-name="P22"><text:span text:style-name="T50">Études</text:span><text:span text:style-name="T49"> </text:span><text:span text:style-name="T31"><text:note text:id="ftn2" text:note-class="footnote"><text:note-citation>2</text:note-citation><text:note-body><text:p text:style-name="P16"><text:span text:style-name="T7">Wikipedia: </text:span><text:a xlink:type="simple" xlink:href="http://en.wikipedia.org/wiki/Etude"><text:span text:style-name="T27">en.wikipedia.org/wiki/Etude</text:span></text:a></text:p></text:note-body></text:note></text:span><text:span text:style-name="T51"> ― </text:span><text:span text:style-name="T52">(from the French: a </text:span><text:span text:style-name="T53">study</text:span><text:span text:style-name="T55">, </text:span><text:span text:style-name="T56">often a teaching piece</text:span><text:span text:style-name="T52">) <text:s/>Compared to </text:span><text:span text:style-name="T53">scale</text:span><text:span text:style-name="T54">s</text:span><text:span text:style-name="T55">, an étude is </text:span><text:span text:style-name="T56">short and focused on a single technical problem, and can be</text:span><text:span text:style-name="T55"> a more difficult (sometimes virtuosic) work, often a complete piece unto itself. <text:s/>In our classes, an étude will be a reasonably complete program (not a fragment), something that you could use “in real life” or from which you might derive something bigger.</text:span></text:p>
        </text:list-item>
      </text:list>
      <text:p text:style-name="P18"><text:span text:style-name="T41">An étude is something that you’ll definitely want to pair-program with a classmate, and you are encouraged from the beginning to collaborate and work together on such études in pairs. <text:s/>Here, our études will really be </text:span><text:span text:style-name="T37">duets</text:span><text:span text:style-name="T41"> (four-handed piano music!), and pair-programming is the first step towards full team participation.</text:span></text:p>
      <text:list xml:id="list150625995087118" text:continue-numbering="true" text:style-name="L1">
        <text:list-item>
          <text:p text:style-name="P23"><text:span text:style-name="T8">Concerti</text:span><text:span text:style-name="T24"> </text:span><text:span text:style-name="T26"><text:note text:id="ftn3" text:note-class="footnote"><text:note-citation>3</text:note-citation><text:note-body><text:p text:style-name="P15">Wikipedia: <text:a xlink:type="simple" xlink:href="http://en.wikipedia.org/wiki/Concerto"><text:span text:style-name="T57">en.wikipedia.org/wiki/Concerto</text:span></text:a></text:p></text:note-body></text:note></text:span><text:span text:style-name="T10"> ― </text:span><text:span text:style-name="T11">(from the Italian: a </text:span><text:span text:style-name="T13">concerted</text:span><text:span text:style-name="T20"> work, to be played by a small ensemble; here our concerti will be more like a Baroque </text:span><text:span text:style-name="T13">concerto grosso</text:span><text:span text:style-name="T20"> than a concerto for a virtuoso soloist with orchestra) <text:s/></text:span><text:span text:style-name="T21">A concerto is</text:span><text:span text:style-name="T20"> definitely a </text:span><text:span text:style-name="T16">team sport</text:span><text:span text:style-name="T22">, and it takes the whole </text:span><text:span text:style-name="T18">ensemble</text:span><text:span text:style-name="T22"> to perform </text:span><text:span text:style-name="T23">it</text:span><text:span text:style-name="T22">.</text:span></text:p>
        </text:list-item>
      </text:list>
      <text:p text:style-name="P17"><text:span text:style-name="T43">Each class-week will feature one fairly large-scale team project, and teams of four (maybe five) of you will work together to implement a pretty neat and useful Ruby application. <text:s/>We’ll have to work together, fast and efficiently, to get these efforts complete, running and presentable ― oh, yes, team projects will be </text:span><text:span text:style-name="T38">presented</text:span><text:span text:style-name="T43"> informally to the whole class each Friday afternoon.</text:span></text:p>
      <text:p text:style-name="P17"><text:span text:style-name="T45">More than just “role playing,” here your </text:span><text:span text:style-name="T44">k</text:span><text:span text:style-name="T45">ollective k</text:span><text:span text:style-name="T44">ie</text:span><text:span text:style-name="T45">sters are on the line to actually apply the material we’ve discussed in the week’s class and to actually get something non-trivial designed, programmed, built and accomplished. <text:s/>Teamwork will be key ― and we’ll re-compose each week’s teams with different members, so you’ll not be working with the same group of folks more than once!</text:span></text:p>
      <text:p text:style-name="P11">We’ll be discussing, dissecting and building up each of these learning modes ― scales, études and concerti ― during our classroom discussions, so you’ll know what to expect and how to best participate. <text:s/>Done right, everybody wins!</text:p>
      <text:p text:style-name="P9"><text:soft-page-break/><text:span text:style-name="T46">Maxim</text:span>: <text:s/><text:span text:style-name="T39">If you don’t know, ask for help! <text:s/>If you “get it,” help somebody else!</text:span></text:p>
      <text:p text:style-name="P4">Scales (Exercises)</text:p>
      <text:p text:style-name="P13">These little exercises may be done in <text:span text:style-name="T30">irb</text:span><text:span text:style-name="T39"> </text:span><text:span text:style-name="T42">(your REPL) and/or saved in a Ruby source file:</text:span></text:p>
      <text:list xml:id="list32763756514358870" text:style-name="L2">
        <text:list-item>
          <text:p text:style-name="P24">xxx</text:p>
        </text:list-item>
        <text:list-item>
          <text:p text:style-name="P24">xxx</text:p>
        </text:list-item>
        <text:list-item>
          <text:p text:style-name="P27">xxx</text:p>
        </text:list-item>
        <text:list-item>
          <text:p text:style-name="P27">xxx</text:p>
        </text:list-item>
        <text:list-item>
          <text:p text:style-name="P27">xxx</text:p>
        </text:list-item>
        <text:list-item>
          <text:p text:style-name="P27">xxx</text:p>
        </text:list-item>
        <text:list-item>
          <text:p text:style-name="P27">xxx</text:p>
        </text:list-item>
        <text:list-item>
          <text:p text:style-name="P27">xxx</text:p>
        </text:list-item>
        <text:list-item>
          <text:p text:style-name="P27">xxx</text:p>
        </text:list-item>
        <text:list-item>
          <text:p text:style-name="P24">xxx</text:p>
        </text:list-item>
      </text:list>
      <text:p text:style-name="P4"/>
      <text:p text:style-name="P6"><text:span text:style-name="T48">É</text:span>tudes (<text:span text:style-name="T28">Pair-Programming</text:span> Labs)</text:p>
      <text:p text:style-name="P20"><text:span text:style-name="T59">Work with a partner ― you’re </text:span><text:span text:style-name="T35">pair-programming</text:span><text:span text:style-name="T59">! <text:s/></text:span>With one of you editing, and <text:span text:style-name="T40">both</text:span> of you thinking and contributing, save your solution to <text:span text:style-name="T59">each of</text:span> these labs in a Ruby source file, and be sure that both of you have a working copy when you’re done:</text:p>
      <text:list xml:id="list8421357434828011133" text:style-name="L3">
        <text:list-item>
          <text:p text:style-name="P25">xxx</text:p>
        </text:list-item>
        <text:list-item>
          <text:p text:style-name="P25">xxx</text:p>
        </text:list-item>
        <text:list-item>
          <text:p text:style-name="P28">xxx</text:p>
        </text:list-item>
        <text:list-item>
          <text:p text:style-name="P28">xxx</text:p>
        </text:list-item>
        <text:list-item>
          <text:p text:style-name="P28">xxx</text:p>
        </text:list-item>
        <text:list-item>
          <text:p text:style-name="P25">xxx</text:p>
        </text:list-item>
      </text:list>
      <text:p text:style-name="P5"/>
      <text:p text:style-name="P6"><text:span text:style-name="T28">Concerti</text:span> (Team Projects)</text:p>
      <text:p text:style-name="P19">Once your weekly <text:span text:style-name="T58">ensemble</text:span> is picked (<text:span text:style-name="T58">team-</text:span>members are selected), you may choose to <text:span text:style-name="T58">perform</text:span> any one of these <text:span text:style-name="T58">Concerti</text:span> as a team:</text:p>
      <text:list xml:id="list7303351091900884371" text:style-name="L4">
        <text:list-item>
          <text:p text:style-name="P30">xxx</text:p>
        </text:list-item>
        <text:list-item>
          <text:p text:style-name="P26">xxx</text:p>
        </text:list-item>
        <text:list-item>
          <text:p text:style-name="P26">xxx</text:p>
        </text:list-item>
        <text:list-item>
          <text:p text:style-name="P29">xx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6pt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Footnote" style:family="paragraph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8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text-properties style:font-name="DejaVu Sans1" fo:font-size="8pt" officeooo:rsid="0014cb17" officeooo:paragraph-rsid="000f8952" style:font-size-asian="8pt" style:font-size-complex="8pt"/>
    </style:style>
    <style:style style:name="MP2" style:family="paragraph">
      <style:paragraph-properties fo:text-align="center"/>
    </style:style>
    <style:style style:name="MT1" style:family="text">
      <style:text-properties officeooo:rsid="001912eb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3" draw:style-name="Mgr1" draw:text-style-name="MP2" svg:x1="-2.15pt" svg:y1="-1.36pt" svg:x2="500.68pt" svg:y2="-1.36pt"><text:p/></draw:line>Ruby Repertory ― <text:span text:style-name="MT1">(Meta)Mastery</text:span><text:tab/><text:tab/>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in Ricker</meta:initial-creator>
    <meta:creation-date>2014-06-30T13:39:00.241231929</meta:creation-date>
    <dc:date>2014-08-12T15:06:25.009115025</dc:date>
    <dc:creator>Lorin Ricker</dc:creator>
    <meta:editing-duration>PT49M54S</meta:editing-duration>
    <meta:editing-cycles>17</meta:editing-cycles>
    <meta:generator>LibreOffice/4.2.4.2$Linux_X86_64 LibreOffice_project/420m0$Build-2</meta:generator>
    <meta:document-statistic meta:table-count="0" meta:image-count="0" meta:object-count="0" meta:page-count="4" meta:paragraph-count="44" meta:word-count="757" meta:character-count="4429" meta:non-whitespace-character-count="3725"/>
  </office:meta>
</office:document-meta>
</file>